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dc2300" fo:font-size="12pt" fo:language="ru" fo:country="RU" fo:font-weight="normal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Красным выделены не доработанные блоки.</text:p>
      <text:p text:style-name="P3"/>
      <text:p text:style-name="P3"/>
      <text:p text:style-name="P4">Система управления РПК. </text:p>
      <text:p text:style-name="P4">Приложение 10. Сайт системы.</text:p>
      <text:p text:style-name="P1"/>
      <text:p text:style-name="P1"/>
      <text:p text:style-name="P1"/>
      <text:p text:style-name="P5">описание сайта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5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ja </meta:initial-creator>
    <meta:creation-date>2013-03-10T02:32:36</meta:creation-date>
    <dc:date>2013-04-04T12:07:49</dc:date>
    <dc:creator>ilja </dc:creator>
    <meta:editing-duration>PT16H5M37S</meta:editing-duration>
    <meta:editing-cycles>212</meta:editing-cycles>
    <meta:generator>LibreOffice/4.0.1.2$Linux_X86_64 LibreOffice_project/84102822e3d61eb989ddd325abf1ac077904985</meta:generator>
    <meta:printed-by>ilja </meta:printed-by>
    <meta:print-date>2013-03-21T11:20:03</meta:print-date>
    <meta:document-statistic meta:table-count="0" meta:image-count="0" meta:object-count="0" meta:page-count="1" meta:paragraph-count="4" meta:word-count="14" meta:character-count="105" meta:non-whitespace-character-count="94"/>
  </office:meta>
</office:document-meta>
</file>